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f</mi>
              <mrow>
                <mrow>
                  <mo stretchy="false">−</mo>
                  <mphantom>
                    <mstyle>
                      <mrow>
                        <mn>.</mn>
                      </mrow>
                    </mstyle>
                  </mphantom>
                </mrow>
              </mrow>
            </msub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  <mrow>
              <mi/>
              <mo stretchy="false">=</mo>
              <mi/>
            </mrow>
            <mi>A</mi>
            <msup>
              <mtext>e</mtext>
              <mrow>
                <mtext>i</mtext>
                <mrow>
                  <mo stretchy="false">(</mo>
                  <mrow>
                    <mrow>
                      <mrow>
                        <mstyle mathvariant="bold">
                          <mrow>
                            <mi>k</mi>
                          </mrow>
                        </mstyle>
                        <mo stretchy="false">⋅</mo>
                        <mstyle mathvariant="bold">
                          <mrow>
                            <mi>r</mi>
                          </mrow>
                        </mstyle>
                      </mrow>
                      <mo stretchy="false">−</mo>
                      <mo stretchy="false">ω</mo>
                    </mrow>
                    <mi>t</mi>
                  </mrow>
                  <mo stretchy="false">)</mo>
                </mrow>
              </mrow>
            </msup>
          </mrow>
        </mtd>
      </mtr>
      <mtr>
        <mtd>
          <mrow>
            <msub>
              <mi>f</mi>
              <mrow>
                <mrow>
                  <mo stretchy="false">+</mo>
                  <mphantom>
                    <mstyle>
                      <mrow>
                        <mn>.</mn>
                      </mrow>
                    </mstyle>
                  </mphantom>
                </mrow>
              </mrow>
            </msub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  <mrow>
              <mi/>
              <mo stretchy="false">=</mo>
              <mi/>
            </mrow>
            <mi>B</mi>
            <msup>
              <mtext>e</mtext>
              <mrow>
                <mtext>i</mtext>
                <mrow>
                  <mo stretchy="false">(</mo>
                  <mrow>
                    <mrow>
                      <mrow>
                        <mstyle mathvariant="bold">
                          <mrow>
                            <mi>k</mi>
                          </mrow>
                        </mstyle>
                        <mo stretchy="false">⋅</mo>
                        <mstyle mathvariant="bold">
                          <mrow>
                            <mi>r</mi>
                          </mrow>
                        </mstyle>
                      </mrow>
                      <mo stretchy="false">+</mo>
                      <mo stretchy="false">ω</mo>
                    </mrow>
                    <mi>t</mi>
                  </mrow>
                  <mo stretchy="false">)</mo>
                </mrow>
              </mrow>
            </msup>
          </mrow>
        </mtd>
      </mtr>
    </mtable>
    <annotation encoding="StarMath 5.0">f_{- phantom .} (bold r , t) `=` A "e" ^{"i" (bold k cdot bold r - %iomega t)} newline
f_{+ phantom .} (bold r , t) `=` B "e" ^{"i" (bold k cdot bold r + %iomega t)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4:34:19.714000000</meta:creation-date>
    <meta:generator>LibreOffice/4.1.4.2$Windows_x86 LibreOffice_project/0a0440ccc0227ad9829de5f46be37cfb6edcf72</meta:generator>
  </office:meta>
</office:document-meta>
</file>